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861078877241020713"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09013240171080073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99896156880250872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598317159333990736"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186035597849120822"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191991309597361917"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950171475861619273"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8865159505402924667"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558994" text:continue-list="list1950171475861619273"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124341393780452431"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567780"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570369"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563420"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564777"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555610"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031452246171420541"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text:soft-page-break/>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
      <text:p text:style-name="P23"><text:soft-page-break/>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452352232760852402"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text:soft-page-break/></text:p>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0T20:33:34.62</dc:date>
    <dc:creator>James Lombardi</dc:creator>
    <meta:editing-duration>P10DT8H6M6S</meta:editing-duration>
    <meta:editing-cycles>897</meta:editing-cycles>
    <meta:generator>OpenOffice/4.1.2$Win32 OpenOffice.org_project/412m3$Build-9782</meta:generator>
    <meta:document-statistic meta:table-count="0" meta:image-count="9" meta:object-count="0" meta:page-count="100" meta:paragraph-count="2739" meta:word-count="30673" meta:character-count="156937"/>
  </office:meta>
</office:document-meta>
</file>